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Standard" style:list-style-name="L1">
      <style:paragraph-properties fo:line-height="150%"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start" style:justify-single-word="false"/>
    </style:style>
    <style:style style:name="P7" style:family="paragraph" style:parent-style-name="Standard">
      <style:paragraph-properties fo:line-height="150%"/>
      <style:text-properties style:text-underline-style="solid" style:text-underline-width="auto" style:text-underline-color="font-color"/>
    </style:style>
    <style:style style:name="P8" style:family="paragraph" style:parent-style-name="Standard">
      <style:paragraph-properties fo:line-height="150%" fo:text-align="start" style:justify-single-word="false"/>
      <style:text-properties fo:font-size="10pt" fo:font-style="italic" style:font-size-asian="10pt" style:font-style-asian="italic" style:font-size-complex="10pt" style:font-style-complex="italic"/>
    </style:style>
    <style:style style:name="P9" style:family="paragraph" style:parent-style-name="Standard">
      <style:paragraph-properties fo:line-height="150%" fo:text-align="center" style:justify-single-word="false"/>
      <style:text-properties fo:font-size="10pt" fo:font-style="italic" style:font-size-asian="10pt" style:font-style-asian="italic" style:font-size-complex="10pt" style:font-style-complex="italic"/>
    </style:style>
    <style:style style:name="P10" style:family="paragraph" style:parent-style-name="Standard">
      <style:paragraph-properties fo:line-height="150%"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line-height="150%" fo:text-align="center"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font-weight="normal" style:font-weight-asian="normal" style:font-weight-complex="normal"/>
    </style:style>
    <style:style style:name="P13" style:family="paragraph" style:parent-style-name="Standard">
      <style:paragraph-properties fo:line-height="150%"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line-height="150%"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9" style:family="paragraph" style:parent-style-name="Standard" style:list-style-name="L1">
      <style:paragraph-properties fo:line-height="150%"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line-height="100%" fo:text-align="center" style:justify-single-word="false" fo:break-before="pag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list xml:id="list100195609" text:style-name="L1">
        <text:list-header>
          <text:p text:style-name="P4">I. The Dawn of Awakening</text:p>
        </text:list-header>
      </text:list>
      <text:p text:style-name="P7"/>
      <text:p text:style-name="P3">A. Vipashyana Breathing Shamatha</text:p>
      <text:p text:style-name="P5"/>
      <text:p text:style-name="P8">(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6"/>
      <text:p text:style-name="P3">B. Mindful Prostration</text:p>
      <text:p text:style-name="P5"/>
      <text:p text:style-name="P11">NAMO BUDDHAYA <text:s text:c="4"/>NAMO DHARMAYA <text:s text:c="4"/>NAMO SANGHAYA</text:p>
      <text:p text:style-name="P11">NAMO GUR DEWA DAKINIYA</text:p>
      <text:p text:style-name="P9">(Recite while prostrating three times.)</text:p>
      <text:p text:style-name="P5">I will always respect others. I am never arrogant.</text:p>
      <text:p text:style-name="P5">I am always humble. I am never egotistical.</text:p>
      <text:p text:style-name="P5">I honor all sentient beings as Buddha, Dharma, and Sangha.</text:p>
      <text:p text:style-name="P5"/>
      <text:p text:style-name="P3">C. Clear Purification</text:p>
      <text:p text:style-name="P3"/>
      <text:p text:style-name="P5">All Buddhas and Bodhisattvas, please heed me!</text:p>
      <text:p text:style-name="P5">Please purify all my negative karma and emotions.</text:p>
      <text:p text:style-name="P5">In front of all Buddhas.</text:p>
      <text:p text:style-name="P5">I honestly regret all my mistakes.</text:p>
      <text:p text:style-name="P5">I sincerely regret all my harmful intentions and actions.</text:p>
      <text:p text:style-name="P5">I completely eliminate all my negative thinking and emotions.</text:p>
      <text:p text:style-name="P5">I completely eliminate all my afflictions and negative karma.</text:p>
      <text:p text:style-name="P5">All my negative thinking, let go. <text:span text:style-name="T1">Let go!</text:span></text:p>
      <text:p text:style-name="P12">All my unhappy feelings, let go. <text:span text:style-name="T1">Let go!</text:span></text:p>
      <text:p text:style-name="P12">All my trauma, let go. <text:span text:style-name="T1">Let go!</text:span></text:p>
      <text:p text:style-name="P11"><text:soft-page-break/><text:span text:style-name="T2">All my regret, let go. </text:span>Let go!</text:p>
      <text:p text:style-name="P11"><text:span text:style-name="T2">All my guilt, let go.</text:span> Let go!</text:p>
      <text:p text:style-name="P11">Let go! Let go! Let go!</text:p>
      <text:p text:style-name="P11"/>
      <text:p text:style-name="P10">(As you on destroying negative thoughts and emotions, forcefully recite these four syllables, accompanying each syllable with the Expelling Mudra.)</text:p>
      <text:p text:style-name="P13">I shall again have harmful intentions.</text:p>
      <text:p text:style-name="P13">I shall again commit harmful actions.</text:p>
      <text:p text:style-name="P10"/>
      <text:p text:style-name="P10">(Recite three times.)</text:p>
      <text:p text:style-name="P13">I am pure. I am free. I am luminous.</text:p>
      <text:list xml:id="list936965952" text:continue-numbering="true" text:style-name="L1">
        <text:list-header>
          <text:p text:style-name="P19">II. Self-Healing and Wisdom Power </text:p>
          <text:p text:style-name="P4"/>
        </text:list-header>
      </text:list>
      <text:p text:style-name="P18">Please watch you mind,</text:p>
      <text:p text:style-name="P18">place your right hand over your heart center, </text:p>
      <text:p text:style-name="P18">concentrate one-pointedly, and recite the following</text:p>
      <text:p text:style-name="P18">as majestically and powerfully as a lion's roar.</text:p>
      <text:p text:style-name="P18"/>
      <text:p text:style-name="P15">From beginningless time, I have been born in past lives.</text:p>
      <text:p text:style-name="P15">Until I attain enlightenment, I will be reborn in future lives.</text:p>
      <text:p text:style-name="P15"/>
      <text:p text:style-name="P15">In this life, I have a precious human body.</text:p>
      <text:p text:style-name="P15">In my body, I have one aware mind.</text:p>
      <text:p text:style-name="P17">This mind is present thinking only.</text:p>
      <text:p text:style-name="P15">This mind has immeasurable capacity.</text:p>
      <text:p text:style-name="P15">This mind has unlimited power.</text:p>
      <text:p text:style-name="P15">This mind is never born.</text:p>
      <text:p text:style-name="P15">This mind never ages.</text:p>
      <text:p text:style-name="P15">This mind never dies.</text:p>
      <text:p text:style-name="P15">The nature of mind is the essence of Buddha.</text:p>
      <text:p text:style-name="P15"/>
      <text:p text:style-name="P15">All that I perceive is the creation of mind.</text:p>
      <text:p text:style-name="P15">Acting with bad intentions results in my suffering.</text:p>
      <text:p text:style-name="P15">Acting with good intentions results in my happiness.</text:p>
      <text:p text:style-name="P15">The natural law of karma, cause and effect, is infallible.</text:p>
      <text:p text:style-name="P15"/>
      <text:p text:style-name="P17">Look in all directions.</text:p>
      <text:p text:style-name="P17">Watch all space.</text:p>
      <text:p text:style-name="P17">All space.</text:p>
      <text:p text:style-name="P15"/>
      <text:p text:style-name="P15">The universe is limitless.</text:p>
      <text:p text:style-name="P15"><text:soft-page-break/>There are countless galaxies.</text:p>
      <text:p text:style-name="P15">There are countless worlds.</text:p>
      <text:p text:style-name="P15">There are countless sentient beings.</text:p>
      <text:p text:style-name="P15">There are countless enlightened beings.</text:p>
      <text:p text:style-name="P15">I want all sentient beings to be be free from suffering,</text:p>
      <text:p text:style-name="P15">just as I want to be free from suffering.</text:p>
      <text:p text:style-name="P15">I want all sentient beings to be happy,</text:p>
      <text:p text:style-name="P15">just as I want to be happy.</text:p>
      <text:p text:style-name="P15"/>
      <text:p text:style-name="P15">I promise to love all beings.</text:p>
      <text:p text:style-name="P15">Always love all beings.</text:p>
      <text:p text:style-name="P15">Love all beings.</text:p>
      <text:p text:style-name="P15">Love. Love. Love.</text:p>
      <text:p text:style-name="P15">AH AH AH</text:p>
      <text:p text:style-name="P15"/>
      <text:p text:style-name="P17">Look in all directions.</text:p>
      <text:p text:style-name="P17">Watch all space.</text:p>
      <text:p text:style-name="P17">All space.</text:p>
      <text:p text:style-name="P15"/>
      <text:p text:style-name="P15">The Dharmakaya mandala is infinite.</text:p>
      <text:p text:style-name="P15">There are countless Samboghakaya realms.</text:p>
      <text:p text:style-name="P15">There are countless Nirmanakaya realms.</text:p>
      <text:p text:style-name="P15">There are countless deities.</text:p>
      <text:p text:style-name="P15">There are countless Buddhas.</text:p>
      <text:p text:style-name="P17">Buddha means Vast Awakening.</text:p>
      <text:p text:style-name="P15">Buddha is uncompounded original purity.</text:p>
      <text:p text:style-name="P15">Buddha is the nature of my mind.</text:p>
      <text:p text:style-name="P15">Buddha is immeasurable wisdom.</text:p>
      <text:p text:style-name="P15">Buddha is unconditional love.</text:p>
      <text:p text:style-name="P15">Buddha is endless power.</text:p>
      <text:p text:style-name="P17"><text:soft-page-break/>Buddha is absolute truth.</text:p>
      <text:p text:style-name="P15">Buddha is infinite peace.</text:p>
      <text:p text:style-name="P15">Buddha is boundless compassion.</text:p>
      <text:p text:style-name="P15">Buddha is incalculable luminosity.</text:p>
      <text:p text:style-name="P15">Buddha is indestructible bliss.</text:p>
      <text:p text:style-name="P15">Buddha is unchangeable happiness.</text:p>
      <text:p text:style-name="P17">Buddha is unsurpassable Enlightenment.</text:p>
      <text:p text:style-name="P15">I promise to always to have faith in Buddha.</text:p>
      <text:p text:style-name="P15">Always have faith in Buddha.</text:p>
      <text:p text:style-name="P15">Faith in Buddha.</text:p>
      <text:p text:style-name="P15">Faith Faith Faith</text:p>
      <text:p text:style-name="P15">AH AH AH</text:p>
      <text:p text:style-name="P20"/>
      <text:p text:style-name="P16">In every single moment,</text:p>
      <text:p text:style-name="P16">there are countless sentient being becoming enlightened being.</text:p>
      <text:p text:style-name="P16"/>
      <text:p text:style-name="P16">In every single moment,</text:p>
      <text:p text:style-name="P16">there are countless enlightened beings</text:p>
      <text:p text:style-name="P16">becoming Buddha.</text:p>
      <text:p text:style-name="P16"/>
      <text:p text:style-name="P16">May I realize that countless Buddhas</text:p>
      <text:p text:style-name="P16">are always surrounding me.</text:p>
      <text:p text:style-name="P16"/>
      <text:p text:style-name="P16">May I realize that countless Buddhas</text:p>
      <text:p text:style-name="P16">are lovingly guiding me.</text:p>
      <text:p text:style-name="P16"/>
      <text:p text:style-name="P16">May I realize that countless Buddhas</text:p>
      <text:p text:style-name="P16">are spontaneously blessing me.</text:p>
      <text:p text:style-name="P16"/>
      <text:p text:style-name="P16"/>
      <text:p text:style-name="P16">May I realize that countless Buddhas </text:p>
      <text:p text:style-name="P16">are never separate from me.</text:p>
      <text:p text:style-name="P16"/>
      <text:p text:style-name="P16">NAMO BUDDHAYA</text:p>
      <text:p text:style-name="P16">NAMO BUDDHAYA</text:p>
      <text:p text:style-name="P16">NAMO BUDDHAYA</text:p>
      <text:p text:style-name="P16"/>
      <text:p text:style-name="P16">All phenomena are naturally the unity</text:p>
      <text:p text:style-name="P16">of interdependence origination and emptiness.</text:p>
      <text:p text:style-name="P16"/>
      <text:p text:style-name="P16">The essence of all sentient beings is naturally Buddha.</text:p>
      <text:p text:style-name="P16"/>
      <text:p text:style-name="P16">May all beings be free from suffering and negative thinking.</text:p>
      <text:p text:style-name="P16"/>
      <text:p text:style-name="P16">May all beings have happiness and positive thinking.</text:p>
      <text:p text:style-name="P16"/>
      <text:p text:style-name="P16">May all beings never be separated from sublime bliss,</text:p>
      <text:p text:style-name="P16">beyond delusion and illusion.</text:p>
      <text:p text:style-name="P16"/>
      <text:p text:style-name="P16">May all beings remain in absolute equanimity,</text:p>
      <text:p text:style-name="P16">beyond fear and hope.</text:p>
      <text:p text:style-name="P16"/>
      <text:p text:style-name="P16">May I attain the Enlightenment of the Buddha in this very life.</text:p>
      <text:p text:style-name="P16"/>
      <text:p text:style-name="P16">May all beings swiftly attain Vast Awakening.</text:p>
      <text:p text:style-name="P16"/>
      <text:p text:style-name="P20"/>
      <text:p text:style-name="P16">In any situation, </text:p>
      <text:p text:style-name="P16">I humbly dedicate all my lives to the benefit of all beings.</text:p>
      <text:p text:style-name="P16">I always prevent negative thinking.</text:p>
      <text:p text:style-name="P16">I never surrender to obstacles.</text:p>
      <text:p text:style-name="P16">I never abandon Dharma practice.</text:p>
      <text:p text:style-name="P16"/>
      <text:p text:style-name="P16">In every situation,</text:p>
      <text:p text:style-name="P16">I continuously accumulate the merit of body, speech, and mind.</text:p>
      <text:p text:style-name="P16">I continuously train in the wisdom of learning, contemplation, and meditation.</text:p>
      <text:p text:style-name="P16">I continuously help all beings to attain Vast Awakening.</text:p>
      <text:p text:style-name="P16"/>
      <text:p text:style-name="P16">Buddha is primordial awareness.</text:p>
      <text:p text:style-name="P16">Primordial awareness is the Kind Root Master.</text:p>
      <text:p text:style-name="P16">The Kind Root Master is my changeless devotion-mind.</text:p>
      <text:p text:style-name="P16">My devotion-mind resides in the depths of my heart.</text:p>
      <text:p text:style-name="P16">The fire of timeless awareness blazes in my central channel.</text:p>
      <text:p text:style-name="P16">The bliss of indestructible wisdom illuminates my heart chakra.</text:p>
      <text:p text:style-name="P16"/>
      <text:p text:style-name="P16">The Kind Vajra Master is my mind.</text:p>
      <text:p text:style-name="P16">Supreme Bodhicitta is in my mind.</text:p>
      <text:p text:style-name="P16">Primordial Buddha is in my mind.</text:p>
      <text:p text:style-name="P16"/>
      <text:p text:style-name="P16">I am a Dzogchen practitioner.</text:p>
      <text:p text:style-name="P16">I am an egoless Vajra hero.</text:p>
      <text:p text:style-name="P16"/>
      <text:p text:style-name="P16">I am single present awareness only.</text:p>
      <text:p text:style-name="P16">This single present awareness is the pure child of all Buddhas.</text:p>
      <text:p text:style-name="P16">This single present awareness is the loving mother of all beings.</text:p>
      <text:p text:style-name="P16"/>
      <text:p text:style-name="P16">I am fearless wisdom.</text:p>
      <text:p text:style-name="P16">I am fearless compassion.</text:p>
      <text:p text:style-name="P16">I am fearless power.</text:p>
      <text:p text:style-name="P16"/>
      <text:p text:style-name="P16">I am Buddha! I am Buddha! I am Buddh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2-20T17:40:03</dc:date>
    <meta:editing-duration>PT2H15M50S</meta:editing-duration>
    <meta:editing-cycles>36</meta:editing-cycles>
    <meta:generator>LibreOffice/3.3$Unix LibreOffice_project/330m19$Build-401</meta:generator>
    <dc:creator>follinge </dc:creator>
    <meta:printed-by>follinge </meta:printed-by>
    <meta:print-date>2012-01-14T17:51:07</meta:print-date>
    <meta:document-statistic meta:table-count="0" meta:image-count="0" meta:object-count="0" meta:page-count="7" meta:paragraph-count="148" meta:word-count="938" meta:character-count="5650"/>
  </office:meta>
</office:document-meta>
</file>